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5cm" svg:y="6cm" presentation:class="title" presentation:user-transformed="true">
          <draw:text-box>
            <text:p text:style-name="P1">Язык программирования</text:p>
          </draw:text-box>
        </draw:frame>
        <draw:frame presentation:style-name="pr2" draw:text-style-name="P1" draw:layer="layout" svg:width="25.199cm" svg:height="3.819cm" svg:x="1.401cm" svg:y="9cm" presentation:class="outline" presentation:user-transformed="true">
          <draw:text-box>
            <text:list text:style-name="L2">
              <text:list-header>
                <text:p text:style-name="P2">Лекция 2-1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Машинный код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header>
                <text:p>Маши́нный код (платфо́рменно-ориенти́рованный код), маши́нный язы́к — система команд (набор кодов операций) конкретной вычислительной машины, которая интерпретируется непосредственно процессором или микропрограммами этой вычислительной машины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Язык программирования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Язы́к программи́рования — формальный язык, предназначенный для записи компьютерных программ</text:p>
              </text:list-item>
              <text:list-item>
                <text:p>Ле́ксика (от др.-греч. τὸ λεξικός «относящийся к слову; слово; оборот речи») — словарный состав языка, совокупность лекс<text:span text:style-name="T1">ем (ключевые слова языка)</text:span></text:p>
              </text:list-item>
              <text:list-item>
                <text:p><text:span text:style-name="T1">Синтаксис языка программирования — набор правил, описывающий комбинации символов алфавита, считающиеся правильно структурированной программой (документом) или её фрагментом</text:span></text:p>
              </text:list-item>
              <text:list-item>
                <text:p><text:span text:style-name="T1">Сема́нтика в программировании — значения конструкций языка</text:span> программирования построенные посредством их формальных математических моделей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Уровни языков программирования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Императивные языки</text:p>
              </text:list-item>
              <text:list-item>
                <text:p>1 — машинные коды</text:p>
              </text:list-item>
              <text:list-item>
                <text:p>2 — ассемблеры (мнемоники над машинными кодами)</text:p>
              </text:list-item>
              <text:list-item>
                <text:p>3 — ассемблеры «высокого уровня»</text:p>
              </text:list-item>
              <text:list-item>
                <text:p>Декларативные языки</text:p>
              </text:list-item>
              <text:list-item>
                <text:p>4 — высшие поряд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Безопасность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Типизация (статическая/динамическая, явная/неявная, сильная/слабая)</text:p>
              </text:list-item>
              <text:list-item>
                <text:p>Язык называется безопасным, если программы на нём, которые могут быть приняты компилятором как правильно построенные, в динамике никогда не выйдут за рамки допустимого поведен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Тип компиляции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Компилируемый язык программирования — язык программирования, исходный код которого преобразуется компилятором в машинный код и записывается в файл с особым заголовком и/или расширением для последующей идентификации этого файла, как исполняемого операционной системой</text:p>
              </text:list-item>
              <text:list-item>
                <text:p>Интерпретируемый язык программирования — язык программирования, исходный код на котором выполняется методом интерпретаци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25:25.656269470</dc:date>
    <meta:editing-duration>PT1H56M26S</meta:editing-duration>
    <meta:editing-cycles>19</meta:editing-cycles>
    <meta:document-statistic meta:object-count="45"/>
  </office:meta>
</office:document-meta>
</file>